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IPAexゴシック" svg:font-family="IPAexゴシック, IPAexGothic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style:font-name-asian="ＭＳ Ｐゴシック" style:font-size-asian="12pt" style:font-size-complex="12pt"/>
    </style:style>
    <style:style style:name="ce3" style:family="table-cell" style:parent-style-name="Default">
      <style:table-cell-properties fo:background-color="#ffff00"/>
      <style:text-properties fo:font-size="12pt" style:font-name-asian="ＭＳ Ｐゴシック" style:font-size-asian="12pt" style:font-size-complex="12pt"/>
    </style:style>
  </office:automatic-styles>
  <office:body>
    <office:spreadsheet>
      <table:table table:name="99" table:style-name="ta1" table:print="false">
        <office:forms form:automatic-focus="false" form:apply-design-mode="false"/>
        <table:table-column table:style-name="co1" table:number-columns-repeated="10" table:default-cell-style-name="ce2"/>
        <table:table-column table:style-name="co2" table:number-columns-repeated="54" table:default-cell-style-name="ce2"/>
        <table:table-column table:style-name="co2" table:number-columns-repeated="9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[.$A2]*[.B$1]" office:value-type="float" office:value="1" calcext:value-type="float">
            <text:p>1</text:p>
          </table:table-cell>
          <table:table-cell table:style-name="ce3" table:formula="of:=[.$A2]*[.C$1]" office:value-type="float" office:value="2" calcext:value-type="float">
            <text:p>2</text:p>
          </table:table-cell>
          <table:table-cell table:style-name="ce3" table:formula="of:=[.$A2]*[.D$1]" office:value-type="float" office:value="3" calcext:value-type="float">
            <text:p>3</text:p>
          </table:table-cell>
          <table:table-cell table:style-name="ce3" table:formula="of:=[.$A2]*[.E$1]" office:value-type="float" office:value="4" calcext:value-type="float">
            <text:p>4</text:p>
          </table:table-cell>
          <table:table-cell table:style-name="ce3" table:formula="of:=[.$A2]*[.F$1]" office:value-type="float" office:value="5" calcext:value-type="float">
            <text:p>5</text:p>
          </table:table-cell>
          <table:table-cell table:style-name="ce3" table:formula="of:=[.$A2]*[.G$1]" office:value-type="float" office:value="6" calcext:value-type="float">
            <text:p>6</text:p>
          </table:table-cell>
          <table:table-cell table:style-name="ce3" table:formula="of:=[.$A2]*[.H$1]" office:value-type="float" office:value="7" calcext:value-type="float">
            <text:p>7</text:p>
          </table:table-cell>
          <table:table-cell table:style-name="ce3" table:formula="of:=[.$A2]*[.I$1]" office:value-type="float" office:value="8" calcext:value-type="float">
            <text:p>8</text:p>
          </table:table-cell>
          <table:table-cell table:style-name="ce3" table:formula="of:=[.$A2]*[.J$1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[.$A3]*[.B$1]" office:value-type="float" office:value="2" calcext:value-type="float">
            <text:p>2</text:p>
          </table:table-cell>
          <table:table-cell table:style-name="ce3" table:formula="of:=[.$A3]*[.C$1]" office:value-type="float" office:value="4" calcext:value-type="float">
            <text:p>4</text:p>
          </table:table-cell>
          <table:table-cell table:style-name="ce3" table:formula="of:=[.$A3]*[.D$1]" office:value-type="float" office:value="6" calcext:value-type="float">
            <text:p>6</text:p>
          </table:table-cell>
          <table:table-cell table:style-name="ce3" table:formula="of:=[.$A3]*[.E$1]" office:value-type="float" office:value="8" calcext:value-type="float">
            <text:p>8</text:p>
          </table:table-cell>
          <table:table-cell table:style-name="ce3" table:formula="of:=[.$A3]*[.F$1]" office:value-type="float" office:value="10" calcext:value-type="float">
            <text:p>10</text:p>
          </table:table-cell>
          <table:table-cell table:style-name="ce3" table:formula="of:=[.$A3]*[.G$1]" office:value-type="float" office:value="12" calcext:value-type="float">
            <text:p>12</text:p>
          </table:table-cell>
          <table:table-cell table:style-name="ce3" table:formula="of:=[.$A3]*[.H$1]" office:value-type="float" office:value="14" calcext:value-type="float">
            <text:p>14</text:p>
          </table:table-cell>
          <table:table-cell table:style-name="ce3" table:formula="of:=[.$A3]*[.I$1]" office:value-type="float" office:value="16" calcext:value-type="float">
            <text:p>16</text:p>
          </table:table-cell>
          <table:table-cell table:style-name="ce3" table:formula="of:=[.$A3]*[.J$1]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[.$A4]*[.B$1]" office:value-type="float" office:value="3" calcext:value-type="float">
            <text:p>3</text:p>
          </table:table-cell>
          <table:table-cell table:style-name="ce3" table:formula="of:=[.$A4]*[.C$1]" office:value-type="float" office:value="6" calcext:value-type="float">
            <text:p>6</text:p>
          </table:table-cell>
          <table:table-cell table:style-name="ce3" table:formula="of:=[.$A4]*[.D$1]" office:value-type="float" office:value="9" calcext:value-type="float">
            <text:p>9</text:p>
          </table:table-cell>
          <table:table-cell table:style-name="ce3" table:formula="of:=[.$A4]*[.E$1]" office:value-type="float" office:value="12" calcext:value-type="float">
            <text:p>12</text:p>
          </table:table-cell>
          <table:table-cell table:style-name="ce3" table:formula="of:=[.$A4]*[.F$1]" office:value-type="float" office:value="15" calcext:value-type="float">
            <text:p>15</text:p>
          </table:table-cell>
          <table:table-cell table:style-name="ce3" table:formula="of:=[.$A4]*[.G$1]" office:value-type="float" office:value="18" calcext:value-type="float">
            <text:p>18</text:p>
          </table:table-cell>
          <table:table-cell table:style-name="ce3" table:formula="of:=[.$A4]*[.H$1]" office:value-type="float" office:value="21" calcext:value-type="float">
            <text:p>21</text:p>
          </table:table-cell>
          <table:table-cell table:style-name="ce3" table:formula="of:=[.$A4]*[.I$1]" office:value-type="float" office:value="24" calcext:value-type="float">
            <text:p>24</text:p>
          </table:table-cell>
          <table:table-cell table:style-name="ce3" table:formula="of:=[.$A4]*[.J$1]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[.$A5]*[.B$1]" office:value-type="float" office:value="4" calcext:value-type="float">
            <text:p>4</text:p>
          </table:table-cell>
          <table:table-cell table:style-name="ce3" table:formula="of:=[.$A5]*[.C$1]" office:value-type="float" office:value="8" calcext:value-type="float">
            <text:p>8</text:p>
          </table:table-cell>
          <table:table-cell table:style-name="ce3" table:formula="of:=[.$A5]*[.D$1]" office:value-type="float" office:value="12" calcext:value-type="float">
            <text:p>12</text:p>
          </table:table-cell>
          <table:table-cell table:style-name="ce3" table:formula="of:=[.$A5]*[.E$1]" office:value-type="float" office:value="16" calcext:value-type="float">
            <text:p>16</text:p>
          </table:table-cell>
          <table:table-cell table:style-name="ce3" table:formula="of:=[.$A5]*[.F$1]" office:value-type="float" office:value="20" calcext:value-type="float">
            <text:p>20</text:p>
          </table:table-cell>
          <table:table-cell table:style-name="ce3" table:formula="of:=[.$A5]*[.G$1]" office:value-type="float" office:value="24" calcext:value-type="float">
            <text:p>24</text:p>
          </table:table-cell>
          <table:table-cell table:style-name="ce3" table:formula="of:=[.$A5]*[.H$1]" office:value-type="float" office:value="28" calcext:value-type="float">
            <text:p>28</text:p>
          </table:table-cell>
          <table:table-cell table:style-name="ce3" table:formula="of:=[.$A5]*[.I$1]" office:value-type="float" office:value="32" calcext:value-type="float">
            <text:p>32</text:p>
          </table:table-cell>
          <table:table-cell table:style-name="ce3" table:formula="of:=[.$A5]*[.J$1]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[.$A6]*[.B$1]" office:value-type="float" office:value="5" calcext:value-type="float">
            <text:p>5</text:p>
          </table:table-cell>
          <table:table-cell table:style-name="ce3" table:formula="of:=[.$A6]*[.C$1]" office:value-type="float" office:value="10" calcext:value-type="float">
            <text:p>10</text:p>
          </table:table-cell>
          <table:table-cell table:style-name="ce3" table:formula="of:=[.$A6]*[.D$1]" office:value-type="float" office:value="15" calcext:value-type="float">
            <text:p>15</text:p>
          </table:table-cell>
          <table:table-cell table:style-name="ce3" table:formula="of:=[.$A6]*[.E$1]" office:value-type="float" office:value="20" calcext:value-type="float">
            <text:p>20</text:p>
          </table:table-cell>
          <table:table-cell table:style-name="ce3" table:formula="of:=[.$A6]*[.F$1]" office:value-type="float" office:value="25" calcext:value-type="float">
            <text:p>25</text:p>
          </table:table-cell>
          <table:table-cell table:style-name="ce3" table:formula="of:=[.$A6]*[.G$1]" office:value-type="float" office:value="30" calcext:value-type="float">
            <text:p>30</text:p>
          </table:table-cell>
          <table:table-cell table:style-name="ce3" table:formula="of:=[.$A6]*[.H$1]" office:value-type="float" office:value="35" calcext:value-type="float">
            <text:p>35</text:p>
          </table:table-cell>
          <table:table-cell table:style-name="ce3" table:formula="of:=[.$A6]*[.I$1]" office:value-type="float" office:value="40" calcext:value-type="float">
            <text:p>40</text:p>
          </table:table-cell>
          <table:table-cell table:style-name="ce3" table:formula="of:=[.$A6]*[.J$1]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[.$A7]*[.B$1]" office:value-type="float" office:value="6" calcext:value-type="float">
            <text:p>6</text:p>
          </table:table-cell>
          <table:table-cell table:style-name="ce3" table:formula="of:=[.$A7]*[.C$1]" office:value-type="float" office:value="12" calcext:value-type="float">
            <text:p>12</text:p>
          </table:table-cell>
          <table:table-cell table:style-name="ce3" table:formula="of:=[.$A7]*[.D$1]" office:value-type="float" office:value="18" calcext:value-type="float">
            <text:p>18</text:p>
          </table:table-cell>
          <table:table-cell table:style-name="ce3" table:formula="of:=[.$A7]*[.E$1]" office:value-type="float" office:value="24" calcext:value-type="float">
            <text:p>24</text:p>
          </table:table-cell>
          <table:table-cell table:style-name="ce3" table:formula="of:=[.$A7]*[.F$1]" office:value-type="float" office:value="30" calcext:value-type="float">
            <text:p>30</text:p>
          </table:table-cell>
          <table:table-cell table:style-name="ce3" table:formula="of:=[.$A7]*[.G$1]" office:value-type="float" office:value="36" calcext:value-type="float">
            <text:p>36</text:p>
          </table:table-cell>
          <table:table-cell table:style-name="ce3" table:formula="of:=[.$A7]*[.H$1]" office:value-type="float" office:value="42" calcext:value-type="float">
            <text:p>42</text:p>
          </table:table-cell>
          <table:table-cell table:style-name="ce3" table:formula="of:=[.$A7]*[.I$1]" office:value-type="float" office:value="48" calcext:value-type="float">
            <text:p>48</text:p>
          </table:table-cell>
          <table:table-cell table:style-name="ce3" table:formula="of:=[.$A7]*[.J$1]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[.$A8]*[.B$1]" office:value-type="float" office:value="7" calcext:value-type="float">
            <text:p>7</text:p>
          </table:table-cell>
          <table:table-cell table:style-name="ce3" table:formula="of:=[.$A8]*[.C$1]" office:value-type="float" office:value="14" calcext:value-type="float">
            <text:p>14</text:p>
          </table:table-cell>
          <table:table-cell table:style-name="ce3" table:formula="of:=[.$A8]*[.D$1]" office:value-type="float" office:value="21" calcext:value-type="float">
            <text:p>21</text:p>
          </table:table-cell>
          <table:table-cell table:style-name="ce3" table:formula="of:=[.$A8]*[.E$1]" office:value-type="float" office:value="28" calcext:value-type="float">
            <text:p>28</text:p>
          </table:table-cell>
          <table:table-cell table:style-name="ce3" table:formula="of:=[.$A8]*[.F$1]" office:value-type="float" office:value="35" calcext:value-type="float">
            <text:p>35</text:p>
          </table:table-cell>
          <table:table-cell table:style-name="ce3" table:formula="of:=[.$A8]*[.G$1]" office:value-type="float" office:value="42" calcext:value-type="float">
            <text:p>42</text:p>
          </table:table-cell>
          <table:table-cell table:style-name="ce3" table:formula="of:=[.$A8]*[.H$1]" office:value-type="float" office:value="49" calcext:value-type="float">
            <text:p>49</text:p>
          </table:table-cell>
          <table:table-cell table:style-name="ce3" table:formula="of:=[.$A8]*[.I$1]" office:value-type="float" office:value="56" calcext:value-type="float">
            <text:p>56</text:p>
          </table:table-cell>
          <table:table-cell table:style-name="ce3" table:formula="of:=[.$A8]*[.J$1]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[.$A9]*[.B$1]" office:value-type="float" office:value="8" calcext:value-type="float">
            <text:p>8</text:p>
          </table:table-cell>
          <table:table-cell table:style-name="ce3" table:formula="of:=[.$A9]*[.C$1]" office:value-type="float" office:value="16" calcext:value-type="float">
            <text:p>16</text:p>
          </table:table-cell>
          <table:table-cell table:style-name="ce3" table:formula="of:=[.$A9]*[.D$1]" office:value-type="float" office:value="24" calcext:value-type="float">
            <text:p>24</text:p>
          </table:table-cell>
          <table:table-cell table:style-name="ce3" table:formula="of:=[.$A9]*[.E$1]" office:value-type="float" office:value="32" calcext:value-type="float">
            <text:p>32</text:p>
          </table:table-cell>
          <table:table-cell table:style-name="ce3" table:formula="of:=[.$A9]*[.F$1]" office:value-type="float" office:value="40" calcext:value-type="float">
            <text:p>40</text:p>
          </table:table-cell>
          <table:table-cell table:style-name="ce3" table:formula="of:=[.$A9]*[.G$1]" office:value-type="float" office:value="48" calcext:value-type="float">
            <text:p>48</text:p>
          </table:table-cell>
          <table:table-cell table:style-name="ce3" table:formula="of:=[.$A9]*[.H$1]" office:value-type="float" office:value="56" calcext:value-type="float">
            <text:p>56</text:p>
          </table:table-cell>
          <table:table-cell table:style-name="ce3" table:formula="of:=[.$A9]*[.I$1]" office:value-type="float" office:value="64" calcext:value-type="float">
            <text:p>64</text:p>
          </table:table-cell>
          <table:table-cell table:style-name="ce3" table:formula="of:=[.$A9]*[.J$1]" office:value-type="float" office:value="72" calcext:value-type="float">
            <text:p>72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[.$A10]*[.B$1]" office:value-type="float" office:value="9" calcext:value-type="float">
            <text:p>9</text:p>
          </table:table-cell>
          <table:table-cell table:style-name="ce3" table:formula="of:=[.$A10]*[.C$1]" office:value-type="float" office:value="18" calcext:value-type="float">
            <text:p>18</text:p>
          </table:table-cell>
          <table:table-cell table:style-name="ce3" table:formula="of:=[.$A10]*[.D$1]" office:value-type="float" office:value="27" calcext:value-type="float">
            <text:p>27</text:p>
          </table:table-cell>
          <table:table-cell table:style-name="ce3" table:formula="of:=[.$A10]*[.E$1]" office:value-type="float" office:value="36" calcext:value-type="float">
            <text:p>36</text:p>
          </table:table-cell>
          <table:table-cell table:style-name="ce3" table:formula="of:=[.$A10]*[.F$1]" office:value-type="float" office:value="45" calcext:value-type="float">
            <text:p>45</text:p>
          </table:table-cell>
          <table:table-cell table:style-name="ce3" table:formula="of:=[.$A10]*[.G$1]" office:value-type="float" office:value="54" calcext:value-type="float">
            <text:p>54</text:p>
          </table:table-cell>
          <table:table-cell table:style-name="ce3" table:formula="of:=[.$A10]*[.H$1]" office:value-type="float" office:value="63" calcext:value-type="float">
            <text:p>63</text:p>
          </table:table-cell>
          <table:table-cell table:style-name="ce3" table:formula="of:=[.$A10]*[.I$1]" office:value-type="float" office:value="72" calcext:value-type="float">
            <text:p>72</text:p>
          </table:table-cell>
          <table:table-cell table:style-name="ce3" table:formula="of:=[.$A10]*[.J$1]" office:value-type="float" office:value="81" calcext:value-type="float">
            <text:p>81</text:p>
          </table:table-cell>
          <table:table-cell table:number-columns-repeated="1014"/>
        </table:table-row>
        <table:table-row table:style-name="ro1" table:number-rows-repeated="65526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bolic" table:style-name="ta1">
        <office:forms form:automatic-focus="false" form:apply-design-mode="false"/>
        <table:table-column table:style-name="co3" table:number-columns-repeated="64" table:default-cell-style-name="ce2"/>
        <table:table-row table:style-name="ro2">
          <table:table-cell office:value-type="string" calcext:value-type="string">
            <text:p># v0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# g</text:p>
          </table:table-cell>
          <table:table-cell office:value-type="float" office:value="9.8" calcext:value-type="float">
            <text:p>9.8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# A</text:p>
          </table:table-cell>
          <table:table-cell office:value-type="float" office:value="30" calcext:value-type="float">
            <text:p>3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# 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*COS([.$B$3])*[.$A5]" office:value-type="float" office:value="0" calcext:value-type="float">
            <text:p>0</text:p>
          </table:table-cell>
          <table:table-cell table:formula="of:=[.$B$1]*SIN([.$B$3])*[.$A5] - [.$B$2]*[.$A5]^2/2" office:value-type="float" office:value="-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$B$1]*COS([.$B$3])*[.$A6]" office:value-type="float" office:value="3.8562862471896" calcext:value-type="float">
            <text:p>3.86</text:p>
          </table:table-cell>
          <table:table-cell table:formula="of:=[.$B$1]*SIN([.$B$3])*[.$A6] - [.$B$2]*[.$A6]^2/2" office:value-type="float" office:value="-25.9257906023215" calcext:value-type="float">
            <text:p>-25.93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*COS([.$B$3])*[.$A7]" office:value-type="float" office:value="7.7125724943792" calcext:value-type="float">
            <text:p>7.71</text:p>
          </table:table-cell>
          <table:table-cell table:formula="of:=[.$B$1]*SIN([.$B$3])*[.$A7] - [.$B$2]*[.$A7]^2/2" office:value-type="float" office:value="-54.3015812046431" calcext:value-type="float">
            <text:p>-54.3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$B$1]*COS([.$B$3])*[.$A8]" office:value-type="float" office:value="11.5688587415688" calcext:value-type="float">
            <text:p>11.57</text:p>
          </table:table-cell>
          <table:table-cell table:formula="of:=[.$B$1]*SIN([.$B$3])*[.$A8] - [.$B$2]*[.$A8]^2/2" office:value-type="float" office:value="-85.1273718069647" calcext:value-type="float">
            <text:p>-85.13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*COS([.$B$3])*[.$A9]" office:value-type="float" office:value="15.4251449887584" calcext:value-type="float">
            <text:p>15.43</text:p>
          </table:table-cell>
          <table:table-cell table:formula="of:=[.$B$1]*SIN([.$B$3])*[.$A9] - [.$B$2]*[.$A9]^2/2" office:value-type="float" office:value="-118.403162409286" calcext:value-type="float">
            <text:p>-118.4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$B$1]*COS([.$B$3])*[.$A10]" office:value-type="float" office:value="19.281431235948" calcext:value-type="float">
            <text:p>19.28</text:p>
          </table:table-cell>
          <table:table-cell table:formula="of:=[.$B$1]*SIN([.$B$3])*[.$A10] - [.$B$2]*[.$A10]^2/2" office:value-type="float" office:value="-154.128953011608" calcext:value-type="float">
            <text:p>-154.13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*COS([.$B$3])*[.$A11]" office:value-type="float" office:value="23.1377174831376" calcext:value-type="float">
            <text:p>23.14</text:p>
          </table:table-cell>
          <table:table-cell table:formula="of:=[.$B$1]*SIN([.$B$3])*[.$A11] - [.$B$2]*[.$A11]^2/2" office:value-type="float" office:value="-192.304743613929" calcext:value-type="float">
            <text:p>-192.3</text:p>
          </table:table-cell>
          <table:table-cell table:number-columns-repeated="61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B$1]*COS([.$B$3])*[.$A12]" office:value-type="float" office:value="26.9940037303272" calcext:value-type="float">
            <text:p>26.99</text:p>
          </table:table-cell>
          <table:table-cell table:formula="of:=[.$B$1]*SIN([.$B$3])*[.$A12] - [.$B$2]*[.$A12]^2/2" office:value-type="float" office:value="-232.930534216251" calcext:value-type="float">
            <text:p>-232.93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*COS([.$B$3])*[.$A13]" office:value-type="float" office:value="30.8502899775168" calcext:value-type="float">
            <text:p>30.85</text:p>
          </table:table-cell>
          <table:table-cell table:formula="of:=[.$B$1]*SIN([.$B$3])*[.$A13] - [.$B$2]*[.$A13]^2/2" office:value-type="float" office:value="-276.006324818572" calcext:value-type="float">
            <text:p>-276.01</text:p>
          </table:table-cell>
          <table:table-cell table:number-columns-repeated="61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B$1]*COS([.$B$3])*[.$A14]" office:value-type="float" office:value="34.7065762247064" calcext:value-type="float">
            <text:p>34.71</text:p>
          </table:table-cell>
          <table:table-cell table:formula="of:=[.$B$1]*SIN([.$B$3])*[.$A14] - [.$B$2]*[.$A14]^2/2" office:value-type="float" office:value="-321.532115420894" calcext:value-type="float">
            <text:p>-321.53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*COS([.$B$3])*[.$A15]" office:value-type="float" office:value="38.562862471896" calcext:value-type="float">
            <text:p>38.56</text:p>
          </table:table-cell>
          <table:table-cell table:formula="of:=[.$B$1]*SIN([.$B$3])*[.$A15] - [.$B$2]*[.$A15]^2/2" office:value-type="float" office:value="-369.507906023215" calcext:value-type="float">
            <text:p>-369.51</text:p>
          </table:table-cell>
          <table:table-cell table:number-columns-repeated="61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B$1]*COS([.$B$3])*[.$A16]" office:value-type="float" office:value="42.4191487190856" calcext:value-type="float">
            <text:p>42.42</text:p>
          </table:table-cell>
          <table:table-cell table:formula="of:=[.$B$1]*SIN([.$B$3])*[.$A16] - [.$B$2]*[.$A16]^2/2" office:value-type="float" office:value="-419.933696625537" calcext:value-type="float">
            <text:p>-419.93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*COS([.$B$3])*[.$A17]" office:value-type="float" office:value="46.2754349662752" calcext:value-type="float">
            <text:p>46.28</text:p>
          </table:table-cell>
          <table:table-cell table:formula="of:=[.$B$1]*SIN([.$B$3])*[.$A17] - [.$B$2]*[.$A17]^2/2" office:value-type="float" office:value="-472.809487227859" calcext:value-type="float">
            <text:p>-472.81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B$1]*COS([.$B$3])*[.$A18]" office:value-type="float" office:value="50.1317212134648" calcext:value-type="float">
            <text:p>50.13</text:p>
          </table:table-cell>
          <table:table-cell table:formula="of:=[.$B$1]*SIN([.$B$3])*[.$A18] - [.$B$2]*[.$A18]^2/2" office:value-type="float" office:value="-528.13527783018" calcext:value-type="float">
            <text:p>-528.14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*COS([.$B$3])*[.$A19]" office:value-type="float" office:value="53.9880074606544" calcext:value-type="float">
            <text:p>53.99</text:p>
          </table:table-cell>
          <table:table-cell table:formula="of:=[.$B$1]*SIN([.$B$3])*[.$A19] - [.$B$2]*[.$A19]^2/2" office:value-type="float" office:value="-585.911068432502" calcext:value-type="float">
            <text:p>-585.91</text:p>
          </table:table-cell>
          <table:table-cell table:number-columns-repeated="61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$B$1]*COS([.$B$3])*[.$A20]" office:value-type="float" office:value="57.844293707844" calcext:value-type="float">
            <text:p>57.84</text:p>
          </table:table-cell>
          <table:table-cell table:formula="of:=[.$B$1]*SIN([.$B$3])*[.$A20] - [.$B$2]*[.$A20]^2/2" office:value-type="float" office:value="-646.136859034823" calcext:value-type="float">
            <text:p>-646.14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*COS([.$B$3])*[.$A21]" office:value-type="float" office:value="61.7005799550336" calcext:value-type="float">
            <text:p>61.7</text:p>
          </table:table-cell>
          <table:table-cell table:formula="of:=[.$B$1]*SIN([.$B$3])*[.$A21] - [.$B$2]*[.$A21]^2/2" office:value-type="float" office:value="-708.812649637145" calcext:value-type="float">
            <text:p>-708.81</text:p>
          </table:table-cell>
          <table:table-cell table:number-columns-repeated="61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$B$1]*COS([.$B$3])*[.$A22]" office:value-type="float" office:value="65.5568662022232" calcext:value-type="float">
            <text:p>65.56</text:p>
          </table:table-cell>
          <table:table-cell table:formula="of:=[.$B$1]*SIN([.$B$3])*[.$A22] - [.$B$2]*[.$A22]^2/2" office:value-type="float" office:value="-773.938440239466" calcext:value-type="float">
            <text:p>-773.94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*COS([.$B$3])*[.$A23]" office:value-type="float" office:value="69.4131524494128" calcext:value-type="float">
            <text:p>69.41</text:p>
          </table:table-cell>
          <table:table-cell table:formula="of:=[.$B$1]*SIN([.$B$3])*[.$A23] - [.$B$2]*[.$A23]^2/2" office:value-type="float" office:value="-841.514230841788" calcext:value-type="float">
            <text:p>-841.51</text:p>
          </table:table-cell>
          <table:table-cell table:number-columns-repeated="61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$B$1]*COS([.$B$3])*[.$A24]" office:value-type="float" office:value="73.2694386966024" calcext:value-type="float">
            <text:p>73.27</text:p>
          </table:table-cell>
          <table:table-cell table:formula="of:=[.$B$1]*SIN([.$B$3])*[.$A24] - [.$B$2]*[.$A24]^2/2" office:value-type="float" office:value="-911.54002144411" calcext:value-type="float">
            <text:p>-911.54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*COS([.$B$3])*[.$A25]" office:value-type="float" office:value="77.125724943792" calcext:value-type="float">
            <text:p>77.13</text:p>
          </table:table-cell>
          <table:table-cell table:formula="of:=[.$B$1]*SIN([.$B$3])*[.$A25] - [.$B$2]*[.$A25]*[.$A25]/2" office:value-type="float" office:value="-984.015812046431" calcext:value-type="float">
            <text:p>-984.02</text:p>
          </table:table-cell>
          <table:table-cell table:number-columns-repeated="61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IPAexゴシック" svg:font-family="IPAexゴシック, IPAexGothic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="IPAexゴシック" fo:font-family="IPAexゴシック, IPAexGothic" style:font-style-name="標準" style:font-family-generic="modern" style:font-pitch="variable" style:font-name-asian="IPAexゴシック" style:font-family-asian="IPAexゴシック, IPAexGothic" style:font-style-name-asian="標準" style:font-family-generic-asian="modern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 style:font-size-asian="16pt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00/00/00</text:date>, <text:time style:data-style-name="N2" text:time-value="13:23:48.51001500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meta:creation-date>2012-04-09T22:10:21</meta:creation-date>
    <meta:editing-cycles>1</meta:editing-cycles>
    <meta:editing-duration>P0D</meta:editing-duration>
    <meta:document-statistic meta:table-count="2" meta:cell-count="171" meta:object-count="0"/>
    <meta:user-defined meta:name="Info 1"/>
    <meta:user-defined meta:name="Info 2"/>
    <meta:user-defined meta:name="Info 3"/>
    <meta:user-defined meta:name="Info 4"/>
  </office:meta>
</office:document-meta>
</file>